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fill="solid" draw:fill-color="#c0c0c0" draw:opacity="50%" draw:textarea-vertical-align="middle" draw:auto-grow-height="false" draw:fit-to-size="false" style:shrink-to-fit="false" fo:min-height="1.963cm" fo:min-width="4.19cm" fo:padding-top="0.125cm" fo:padding-bottom="0.125cm" fo:padding-left="0.25cm" fo:padding-right="0.25cm" fo:wrap-option="no-wrap" draw:shadow-opacity="50%"/>
      <style:paragraph-properties style:writing-mode="lr-tb"/>
    </style:style>
    <style:style style:name="gr2" style:family="graphic" style:parent-style-name="standard">
      <style:graphic-properties draw:stroke="solid" svg:stroke-width="0.051cm" svg:stroke-color="#000000" draw:marker-start="Arrowheads_20_1" draw:marker-start-width="0.279cm" draw:marker-end-width="0.279cm" draw:fill="solid" draw:fill-color="#f7f4f4" draw:opacity="50%" draw:textarea-horizontal-align="center" draw:textarea-vertical-align="top" draw:auto-grow-height="false" fo:padding-top="0.15cm" fo:padding-bottom="0.15cm" fo:padding-left="0.275cm" fo:padding-right="0.275cm" fo:wrap-option="wrap" draw:shadow-opacity="50%"/>
    </style:style>
    <style:style style:name="gr3" style:family="graphic" style:parent-style-name="standard">
      <style:graphic-properties draw:stroke="solid" svg:stroke-width="0.051cm" svg:stroke-color="#000000" draw:marker-start="" draw:marker-start-width="0.279cm" draw:marker-end="" draw:marker-end-width="0.279cm" draw:marker-end-center="false" draw:fill="solid" draw:fill-color="#f7f4f4" draw:opacity="50%" draw:textarea-horizontal-align="center" draw:textarea-vertical-align="top" draw:auto-grow-height="false" fo:padding-top="0.15cm" fo:padding-bottom="0.15cm" fo:padding-left="0.275cm" fo:padding-right="0.275cm" fo:wrap-option="wrap" draw:shadow-opacity="50%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c0c0c0" draw:opacity="50%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f7f4f4" draw:opacity="50%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_3" draw:style-name="gr1" draw:text-style-name="P2" draw:layer="layout" svg:width="4.689cm" svg:height="2.212cm" svg:x="1.191cm" svg:y="1.129cm">
          <text:p text:style-name="P1"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t</text:span><text:span text:style-name="T1">i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4" draw:style-name="gr2" draw:text-style-name="P3" draw:layer="layout" svg:x1="2.687cm" svg:y1="3.339cm" svg:x2="2.688cm" svg:y2="4.959cm">
          <text:p/>
        </draw:line>
        <draw:line draw:name="Line 3_4" draw:style-name="gr3" draw:text-style-name="P3" draw:layer="layout" svg:x1="2.687cm" svg:y1="4.961cm" svg:x2="4.933cm" svg:y2="4.962cm">
          <text:p/>
        </draw:line>
        <draw:custom-shape draw:name="CustomShape 4_6" draw:style-name="gr1" draw:text-style-name="P2" draw:layer="layout" svg:width="4.689cm" svg:height="2.212cm" svg:x="4.89cm" svg:y="3.831cm">
          <text:p text:style-name="P1"><text:span text:style-name="T1">S</text:span><text:span text:style-name="T1">p</text:span><text:span text:style-name="T1">e</text:span><text:span text:style-name="T1">c</text:span><text:span text:style-name="T1">i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4" draw:style-name="gr1" draw:text-style-name="P2" draw:layer="layout" svg:width="4.689cm" svg:height="2.212cm" svg:x="8.389cm" svg:y="6.751cm">
          <text:p text:style-name="P1"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4" draw:style-name="gr1" draw:text-style-name="P2" draw:layer="layout" svg:width="4.689cm" svg:height="2.212cm" svg:x="12.103cm" svg:y="9.814cm">
          <text:p text:style-name="P1"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 1" draw:style-name="gr1" draw:text-style-name="P2" draw:layer="layout" svg:width="4.689cm" svg:height="2.212cm" svg:x="16.457cm" svg:y="12.77cm">
          <text:p text:style-name="P1"><text:span text:style-name="T1">Behavi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 1" draw:style-name="gr2" draw:text-style-name="P3" draw:layer="layout" svg:x1="6.13cm" svg:y1="6.053cm" svg:x2="6.131cm" svg:y2="7.673cm">
          <text:p/>
        </draw:line>
        <draw:line draw:name="Line 3_ 1" draw:style-name="gr3" draw:text-style-name="P3" draw:layer="layout" svg:x1="6.13cm" svg:y1="7.675cm" svg:x2="8.376cm" svg:y2="7.676cm">
          <text:p/>
        </draw:line>
        <draw:line draw:name="Line 2_ 2" draw:style-name="gr2" draw:text-style-name="P3" draw:layer="layout" svg:x1="9.773cm" svg:y1="8.967cm" svg:x2="9.774cm" svg:y2="10.587cm">
          <text:p/>
        </draw:line>
        <draw:line draw:name="Line 3_ 2" draw:style-name="gr3" draw:text-style-name="P3" draw:layer="layout" svg:x1="9.773cm" svg:y1="10.589cm" svg:x2="12.019cm" svg:y2="10.59cm">
          <text:p/>
        </draw:line>
        <draw:line draw:name="Line 2_ 3" draw:style-name="gr2" draw:text-style-name="P3" draw:layer="layout" svg:x1="14.216cm" svg:y1="12.081cm" svg:x2="14.217cm" svg:y2="13.701cm">
          <text:p/>
        </draw:line>
        <draw:line draw:name="Line 3_ 3" draw:style-name="gr3" draw:text-style-name="P3" draw:layer="layout" svg:x1="14.216cm" svg:y1="13.703cm" svg:x2="16.462cm" svg:y2="13.7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35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9T14:35:59.333596879</meta:creation-date>
    <dc:date>2025-02-19T14:52:38.366032220</dc:date>
    <meta:editing-duration>PT4M50S</meta:editing-duration>
    <meta:editing-cycles>4</meta:editing-cycles>
    <meta:generator>LibreOffice/7.3.7.2$Linux_X86_64 LibreOffice_project/30$Build-2</meta:generator>
    <meta:document-statistic meta:object-count="13"/>
  </office:meta>
</office:document-meta>
</file>